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ard.code" text:name="py3o.card.code"/>
      </text:user-field-decls>
      <text:p text:style-name="Quotations"><text:a xlink:type="simple" xlink:href="py3o://for=%22order%20in%20objects%22" text:style-name="Internet_20_link" text:visited-style-name="Visited_20_Internet_20_Link">INICIO_ORDEN</text:a></text:p>
      <text:p text:style-name="Quotations"><text:a xlink:type="simple" xlink:href="py3o://for=%22card%20in%20order.gift_card_ids%22" text:style-name="Internet_20_link" text:visited-style-name="Visited_20_Internet_20_Link">INICIO_TARJETAS</text:a></text:p>
      <text:p text:style-name="Quotations"><text:a xlink:type="simple" xlink:href="py3o://field=%22card.code%22" text:style-name="Internet_20_link" text:visited-style-name="Visited_20_Internet_20_Link">[CODIGO]</text:a></text:p>
      <text:p text:style-name="Quotations"><text:a xlink:type="simple" xlink:href="py3o://endfor=%22card%22" text:style-name="Internet_20_link" text:visited-style-name="Visited_20_Internet_20_Link">FIN_TARJETAS</text:a></text:p>
      <text:p text:style-name="Quotations"><text:a xlink:type="simple" xlink:href="py3o://endfor=%22order%22" text:style-name="Internet_20_link" text:visited-style-name="Visited_20_Internet_20_Link">FIN_ORDEN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17:17:48.651040100</meta:creation-date>
    <dc:date>2025-12-19T00:53:48.710758800</dc:date>
    <meta:editing-duration>PT1H53M58S</meta:editing-duration>
    <meta:editing-cycles>12</meta:editing-cycles>
    <meta:generator>LibreOffice/25.8.3.2$Windows_X86_64 LibreOffice_project/8ca8d55c161d602844f5428fa4b58097424e324e</meta:generator>
    <meta:document-statistic meta:table-count="0" meta:image-count="0" meta:object-count="0" meta:page-count="1" meta:paragraph-count="5" meta:word-count="5" meta:character-count="56" meta:non-whitespace-character-count="56"/>
  </office:meta>
</office:document-meta>
</file>